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 style:list-style-name="L5">
      <style:paragraph-properties fo:text-align="justify" style:justify-single-word="false"/>
    </style:style>
    <style:style style:name="P9" style:family="paragraph" style:parent-style-name="Standard" style:list-style-name="L6">
      <style:paragraph-properties fo:text-align="justify" style:justify-single-word="false"/>
    </style:style>
    <style:style style:name="P10" style:family="paragraph" style:parent-style-name="Standard" style:list-style-name="L7">
      <style:paragraph-properties fo:text-align="justify" style:justify-single-word="false"/>
    </style:style>
    <style:style style:name="P11" style:family="paragraph" style:parent-style-name="Standard" style:list-style-name="L8">
      <style:paragraph-properties fo:text-align="justify" style:justify-single-word="false"/>
    </style:style>
    <style:style style:name="P12" style:family="paragraph" style:parent-style-name="Standard" style:list-style-name="L9">
      <style:paragraph-properties fo:text-align="justify" style:justify-single-word="false"/>
    </style:style>
    <style:style style:name="P13" style:family="paragraph" style:parent-style-name="Standard" style:list-style-name="L10">
      <style:paragraph-properties fo:text-align="justify" style:justify-single-word="false"/>
    </style:style>
    <style:style style:name="P14" style:family="paragraph" style:parent-style-name="Standard" style:list-style-name="L11">
      <style:paragraph-properties fo:text-align="justify" style:justify-single-word="false"/>
    </style:style>
    <style:style style:name="P15" style:family="paragraph" style:parent-style-name="Standard" style:list-style-name="L1">
      <style:paragraph-properties fo:text-align="justify" style:justify-single-word="false"/>
    </style:style>
    <style:style style:name="P16" style:family="paragraph" style:parent-style-name="Standard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-Plan Android SDK – madvertise Mobile Advertising GmbH</text:p>
      <text:p text:style-name="Standard"/>
      <text:p text:style-name="Standard">Datum:<text:tab/>22.04.2010</text:p>
      <text:p text:style-name="Standard">Autor:<text:tab/><text:tab/>Moritz Becker</text:p>
      <text:p text:style-name="Standard"/>
      <text:p text:style-name="P2"/>
      <text:list xml:id="list1004852944" text:style-name="L1">
        <text:list-item>
          <text:p text:style-name="P4">Animierte Gifs</text:p>
        </text:list-item>
      </text:list>
      <text:p text:style-name="P2"/>
      <text:list xml:id="list2085223488" text:style-name="L2">
        <text:list-item>
          <text:p text:style-name="P5">Animierte Gifs werden momentan nicht nativ von der Anroid-Plattform unterstützt, laut News-Foren arbeiten die Entwickler aber daran.</text:p>
        </text:list-item>
        <text:list-item>
          <text:p text:style-name="P5">Problem sind die unterschiedlichen Gif-Formate ... Es gibt bereits eine AnimatedBannerView, die angepasst werden kann, z. B. mit einem eigenen Decoder, der auch das Delta-Format lesen kann.</text:p>
        </text:list-item>
      </text:list>
      <text:p text:style-name="P2"/>
      <text:list xml:id="list1906190267" text:continue-list="list1004852944" text:style-name="L1">
        <text:list-item>
          <text:p text:style-name="P4">Animation bei der Einbledung von Bannern (AdMob-Feature)</text:p>
        </text:list-item>
      </text:list>
      <text:p text:style-name="P2"/>
      <text:list xml:id="list751237464" text:style-name="L3">
        <text:list-item>
          <text:p text:style-name="P6">3d-Animation bei Einblendung und Wechsel der Banner</text:p>
        </text:list-item>
      </text:list>
      <text:p text:style-name="P2"/>
      <text:list xml:id="list2006104611" text:continue-list="list1906190267" text:style-name="L1">
        <text:list-item>
          <text:p text:style-name="P4">Caching der Banner / besseres Verhalten bei einem Wechsel zwischen portrait / landscape</text:p>
        </text:list-item>
      </text:list>
      <text:p text:style-name="P2"/>
      <text:list xml:id="list177406776" text:style-name="L4">
        <text:list-item>
          <text:p text:style-name="P7">Activities werden bei einem orientation change komplett neu gestartet, können ihren Status aber speichern und wieder aufrufen. View haben diese Möglichkeit leider nicht.</text:p>
        </text:list-item>
        <text:list-item>
          <text:p text:style-name="P7">Banner eventuell im Cache der Applikation zwischenspeichern oder der Actitiy die Möglichkeiten zur Speicherung geben, damit nach einer Drehung der Banner sofort wieder angezeigt werden kann.</text:p>
        </text:list-item>
      </text:list>
      <text:p text:style-name="P2"/>
      <text:list xml:id="list1934272265" text:continue-list="list2006104611" text:style-name="L1">
        <text:list-item>
          <text:p text:style-name="P4">Optimierung der Abfrage von Location-Informationen</text:p>
        </text:list-item>
      </text:list>
      <text:p text:style-name="P3"/>
      <text:list xml:id="list2164286667" text:style-name="L12">
        <text:list-item>
          <text:p text:style-name="P16">Parallele Abfrage der Location über cell id und gps</text:p>
        </text:list-item>
        <text:list-item>
          <text:p text:style-name="P16">Programmierer soll die Möglichkeit bekommen, Location-Information manuell zu übertragen (wenn er sie eh schon hat), z. B. über eine einfaches Interface</text:p>
        </text:list-item>
      </text:list>
      <text:p text:style-name="P3"/>
      <text:list xml:id="list1533842657" text:continue-list="list1934272265" text:style-name="L1">
        <text:list-item>
          <text:p text:style-name="P4">Bessere Formatierung bei Textbannern</text:p>
        </text:list-item>
      </text:list>
      <text:p text:style-name="P2"/>
      <text:list xml:id="list154092237" text:style-name="L5">
        <text:list-item>
          <text:p text:style-name="P8">Zeilenumbrüche, Schriftart, Hintergrund</text:p>
        </text:list-item>
      </text:list>
      <text:p text:style-name="P2"/>
      <text:list xml:id="list1727170699" text:continue-list="list1533842657" text:style-name="L1">
        <text:list-item>
          <text:p text:style-name="P4">Ladeanzeige nach Banner-Klick</text:p>
        </text:list-item>
      </text:list>
      <text:p text:style-name="P2"/>
      <text:list xml:id="list1296142665" text:style-name="L6">
        <text:list-item>
          <text:p text:style-name="P9">Momentan ruft ein Banner-Klick nur den Chrome-Browser auf und dieser läd dann die Landing-Page.</text:p>
        </text:list-item>
        <text:list-item>
          <text:p text:style-name="P9">Nach dem Klick könnte auf dem Banner eine Ladeanzeige erscheinen und der die Landing-Page erst dann angezeigt werden, wenn sie vollständig geladen ist.</text:p>
        </text:list-item>
      </text:list>
      <text:p text:style-name="P2"/>
      <text:list xml:id="list1848814682" text:continue-list="list1727170699" text:style-name="L1">
        <text:list-item>
          <text:p text:style-name="P4">Weitere Werbeformate</text:p>
        </text:list-item>
      </text:list>
      <text:p text:style-name="P2"/>
      <text:list xml:id="list1528849175" text:style-name="L7">
        <text:list-item>
          <text:p text:style-name="P10">Bannergröße momentan ist 320 x 53 Pixel.</text:p>
        </text:list-item>
        <text:list-item>
          <text:p text:style-name="P10">Denkbar wären auch interstitials oder einfach andere Größen.</text:p>
        </text:list-item>
        <text:list-item>
          <text:p text:style-name="P10">Interaktive Banner a la iAD (Sound, Video, Spiele)</text:p>
        </text:list-item>
      </text:list>
      <text:p text:style-name="P2"/>
      <text:list xml:id="list1914805019" text:continue-list="list1848814682" text:style-name="L1">
        <text:list-item>
          <text:p text:style-name="P4">Veränderung der Banner- und Viewparameter zur Laufzeit (AdMob-Feature)</text:p>
        </text:list-item>
      </text:list>
      <text:p text:style-name="P2"><text:soft-page-break/></text:p>
      <text:list xml:id="list2059441558" text:style-name="L8">
        <text:list-item>
          <text:p text:style-name="P11">Neben der statischen Einstellung von Parameter über das layout file, kann das AdMob-SDK über statische Methoden Parameter (Textfarbe, Hintergrund, etc.) zur Laufzeit ändern</text:p>
        </text:list-item>
      </text:list>
      <text:p text:style-name="P2"/>
      <text:list xml:id="list765353479" text:continue-list="list1914805019" text:style-name="L1">
        <text:list-item>
          <text:p text:style-name="P4">Targeting (AdMob-Feature)</text:p>
        </text:list-item>
      </text:list>
      <text:p text:style-name="P2"/>
      <text:list xml:id="list1226036648" text:style-name="L9">
        <text:list-item>
          <text:p text:style-name="P12">Möglichkeit zur Übertragung von zusätzlichen Parametern (z. B. Kontext, Query einer Suchanfrage, installierte Apps, Geburtstag, Geschlecht, etc.)</text:p>
        </text:list-item>
      </text:list>
      <text:p text:style-name="P2"/>
      <text:list xml:id="list696209111" text:continue-list="list765353479" text:style-name="L1">
        <text:list-item>
          <text:p text:style-name="P4">Möglichkeit zur Öffnung der Landing-Page innerhalb der App</text:p>
        </text:list-item>
      </text:list>
      <text:p text:style-name="P2"/>
      <text:list xml:id="list78060012" text:style-name="L10">
        <text:list-item>
          <text:p text:style-name="P13">Analog zum iPhone</text:p>
        </text:list-item>
        <text:list-item>
          <text:p text:style-name="P13">Da beim Android aber die Anwendung bei Klick nicht geschlossen, sondern nur in den Hintergrund geschoben wird, ist dieses Feature nicht sehr dringend.</text:p>
        </text:list-item>
      </text:list>
      <text:p text:style-name="P2"/>
      <text:list xml:id="list375469162" text:continue-list="list696209111" text:style-name="L1">
        <text:list-item>
          <text:p text:style-name="P4">Implementierung der im proFIT-Antrag beschriebenen Funktionen</text:p>
        </text:list-item>
      </text:list>
      <text:p text:style-name="P2"/>
      <text:list xml:id="list1175307055" text:style-name="L11">
        <text:list-item>
          <text:p text:style-name="P14">Die beschriebenen Arbeitspakete (Semantic + Behaviourial Targeting, Augmented Reality) fordern von den SDKs an Vielzahl an neuen Funktionen, die sich im Laufe der Feinplanung ergeben werden.</text:p>
        </text:list-item>
      </text:list>
      <text:p text:style-name="P2"/>
      <text:list xml:id="list2030583936" text:continue-list="list375469162" text:style-name="L1">
        <text:list-item>
          <text:p text:style-name="P15">sdf</text:p>
        </text:list-item>
        <text:list-item>
          <text:p text:style-name="P15">gdf</text:p>
        </text:list-item>
        <text:list-item>
          <text:p text:style-name="P15">as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oritz Becker</meta:initial-creator>
    <meta:creation-date>2010-04-22T18:32:29</meta:creation-date>
    <dc:date>2010-04-26T12:05:11</dc:date>
    <dc:creator>Moritz Becker</dc:creator>
    <meta:editing-duration>PT01H19M32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2" meta:paragraph-count="35" meta:word-count="393" meta:character-count="2708"/>
  </office:meta>
</office:document-meta>
</file>